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1f1f1f" loext:opacity="100%" style:font-name="Source Sans Pro" fo:font-size="12pt" fo:letter-spacing="normal" fo:font-style="normal" fo:font-weight="normal"/>
    </style:style>
    <style:style style:name="P2" style:family="paragraph" style:parent-style-name="Standard" style:list-style-name="L1">
      <style:paragraph-properties fo:orphans="2" fo:widows="2"/>
      <style:text-properties fo:font-variant="normal" fo:text-transform="none" fo:color="#2a6099" loext:opacity="100%" style:font-name="Source Sans Pro" fo:font-size="13pt" fo:letter-spacing="normal" fo:font-style="normal" fo:font-weight="normal" officeooo:rsid="001fe49b" officeooo:paragraph-rsid="001fe49b" style:font-size-asian="11.3500003814697pt" style:font-size-complex="13pt"/>
    </style:style>
    <style:style style:name="P3" style:family="paragraph" style:parent-style-name="Standard">
      <style:paragraph-properties fo:orphans="2" fo:widows="2"/>
      <style:text-properties fo:font-variant="normal" fo:text-transform="none" fo:color="#2a6099" loext:opacity="100%" style:font-name="Source Sans Pro" fo:font-size="13pt" fo:letter-spacing="normal" fo:font-style="normal" fo:font-weight="normal" officeooo:rsid="001fe49b" officeooo:paragraph-rsid="001fe49b" style:font-size-asian="11.3500003814697pt" style:font-size-complex="13pt"/>
    </style:style>
    <style:style style:name="T1" style:family="text">
      <style:text-properties officeooo:rsid="00210f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 for many food components, the intake of metal ions can be a double edged sword. The requirement for ingestion of trace metals such as Fe and Cu ions to maintain normal body functions such as the synthesis of metalloproteins is well established. However, cases of excess intake of trace metal ions are credited with pathological events such as the deposition of iron oxides in Parkinson's disease [1]. In addition to aiding neurological depositions, these redox active metals ions have been credited with enhancing oxidative damage, a key component of chronic inflammatory disease [2] and a suggested initiator of cancer [3]. As inflammation is a characteristic feature of a wide range of diseases, further potential pathological roles for metal ions are emerging as exemplified by premature ageing [4].</text:p>
      <text:p text:style-name="P1"/>
      <text:p text:style-name="P1"/>
      <text:p text:style-name="P1"/>
      <text:list xml:id="list2758775209" text:style-name="L1">
        <text:list-item>
          <text:p text:style-name="P2">Metal ions can be a double edged sword.</text:p>
        </text:list-item>
        <text:list-item>
          <text:p text:style-name="P2">Metal ions can affect body functions.</text:p>
        </text:list-item>
        <text:list-item>
          <text:p text:style-name="P2">So many metal ions can affect badly on body functions with and example.</text:p>
        </text:list-item>
        <text:list-item>
          <text:p text:style-name="P2">So many metal ions is bad, two examples of it.</text:p>
        </text:list-item>
        <text:list-item>
          <text:p text:style-name="P2">Metal ions can be bad, another example.</text:p>
        </text:list-item>
      </text:list>
      <text:p text:style-name="P3"/>
      <text:p text:style-name="P3">The intake of metal ions can be a double edged sword. <text:span text:style-name="T1">Normal intake of t</text:span>race metals such as Fe and Cu ions are necessary to maintain normal body functions such as the synthesis of metalloproteins. But, <text:span text:style-name="T1">excess intake of these metal ions can cause pathological events such as the deposition of iron oxides in Parkinson's disease [1]. These redox active metal ions can enhance oxidative damage, which leads to chronic inflammatory disease [2] and cancer [3]. Also, Metal ions can cause premature ageing [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0T16:05:35.217890719</meta:creation-date>
    <dc:date>2022-11-20T16:44:29.891051612</dc:date>
    <meta:editing-duration>PT7M54S</meta:editing-duration>
    <meta:editing-cycles>1</meta:editing-cycles>
    <meta:document-statistic meta:table-count="0" meta:image-count="0" meta:object-count="0" meta:page-count="1" meta:paragraph-count="7" meta:word-count="261" meta:character-count="1546" meta:non-whitespace-character-count="1297"/>
    <meta:generator>LibreOffice/7.3.6.2$Linux_X86_64 LibreOffice_project/30$Build-2</meta:generator>
  </office:meta>
</office:document-meta>
</file>